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a9b50" officeooo:paragraph-rsid="000a9b50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officeooo:rsid="000a9b50" officeooo:paragraph-rsid="000a9b50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0a9b50" officeooo:paragraph-rsid="000a9b50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0b39e0" officeooo:paragraph-rsid="000b39e0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0b39e0" officeooo:paragraph-rsid="000e74a3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rsid="0011994a" officeooo:paragraph-rsid="0011994a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officeooo:rsid="00127765" officeooo:paragraph-rsid="00127765" style:font-size-asian="16pt" style:font-size-complex="16pt"/>
    </style:style>
    <style:style style:name="T1" style:family="text">
      <style:text-properties officeooo:rsid="000b6384"/>
    </style:style>
    <style:style style:name="T2" style:family="text">
      <style:text-properties officeooo:rsid="000d3a4f"/>
    </style:style>
    <style:style style:name="T3" style:family="text">
      <style:text-properties officeooo:rsid="001256fd"/>
    </style:style>
    <style:style style:name="T4" style:family="text">
      <style:text-properties officeooo:rsid="00127a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BEAU Mathieu</text:p>
      <text:p text:style-name="P1">WELSCH valentin </text:p>
      <text:p text:style-name="P1"/>
      <text:p text:style-name="P1"/>
      <text:p text:style-name="P1"/>
      <text:p text:style-name="P2">Destination Kyoto</text:p>
      <text:p text:style-name="P3"/>
      <text:p text:style-name="P3"/>
      <text:p text:style-name="P3"/>
      <text:p text:style-name="P4">Thème : site de voyage </text:p>
      <text:p text:style-name="P4"/>
      <text:p text:style-name="P4">Pour le sujet de notre site nous avons décidé de parler de Kyoto, un ville japonaise.</text:p>
      <text:p text:style-name="P4"/>
      <text:p text:style-name="P5">Contenu du site : </text:p>
      <text:p text:style-name="P5">Nous avons plusieurs pages principales (e<text:span text:style-name="T1">x : </text:span>monuments et incontournable / promenade / <text:span text:style-name="T1">histoire) qui possèdent des sous-pages (ex : golden pavillon ou encore koyomizu-dera). Chaque pages principales parle d’une activité en générale et chaque sous-pages parle d’une en particulière. </text:span><text:span text:style-name="T2">Nous avons également un carte avec des liens dessus pour plus d’immersion et avoir une vu d’ensemble des parcours et des monuments. </text:span></text:p>
      <text:p text:style-name="P5"/>
      <text:p text:style-name="P6">Description css/html :</text:p>
      <text:p text:style-name="P6">Nous avons opté pour du blanc (couleur de pureté, énormément présente à Kyoto) avec un fond rosé faisant référence au sakura. <text:span text:style-name="T3">La page se divise en trois parties, le header (bannier et nom du site), la navigation entre les pages, et le contenu. Afin de décoré ces trois parties, nous avons fait 3 box avec des coins en cercle pour rendre le tout harmonieux et moins cubique avec un effet d’ombre qui permet de rajouter de la profondeur. </text:span></text:p>
      <text:p text:style-name="P7"/>
      <text:p text:style-name="P7">Pour ce qui concerne le HTML, on a fait au plus simple. Nous avons ajouté un tableau et une vidéo pour le pavillon d’or <text:span text:style-name="T4">à l’aide des balises &lt;table&gt; et &lt;video&gt;</text:span>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5T15:00:17.594397970</meta:creation-date>
    <dc:date>2025-12-15T15:44:12.689891612</dc:date>
    <meta:editing-duration>PT33M29S</meta:editing-duration>
    <meta:editing-cycles>12</meta:editing-cycles>
    <meta:generator>LibreOffice/24.2.7.2$Linux_X86_64 LibreOffice_project/420$Build-2</meta:generator>
    <meta:document-statistic meta:table-count="0" meta:image-count="0" meta:object-count="0" meta:page-count="1" meta:paragraph-count="10" meta:word-count="205" meta:character-count="1206" meta:non-whitespace-character-count="1005"/>
  </office:meta>
</office:document-meta>
</file>